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6.7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Spindelabweichung.B2]/(258.6 - (([Spindelabweichung.B2]/258.2)*227.1)))" office:value-type="float" office:value="1.04837824215727" calcext:value-type="float">
            <text:p>1,04837824215727</text:p>
          </table:table-cell>
          <table:table-cell table:formula="of:=-616.868+(1111.14*[Spindelabweichung.C2])-(630.272*[Spindelabweichung.C2]^2)+(135.997*[Spindelabweichung.C2]^3)" office:value-type="float" office:value="12.0021445205384" calcext:value-type="float">
            <text:p>12,0021445205384</text:p>
          </table:table-cell>
          <table:table-cell table:formula="of:=[Spindelabweichung.B2]*4/1000+1" office:value-type="float" office:value="1.048" calcext:value-type="float">
            <text:p>1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Spindelabweichung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Spindelabweichung.C3]*[Spindelabweichung.C3]*[Spindelabweichung.C3]-0.00000332171609*[Spindelabweichung.C3]*[Spindelabweichung.C3]+0.000221670835*[Spindelabweichung.C3]+0.99588574" office:value-type="float" office:value="0.974340969312083" calcext:value-type="float">
            <text:p>0,974340969312083</text:p>
          </table:table-cell>
          <table:table-cell table:formula="of:=1.00130346-0.000134722124*([Spindelabweichung.B3]*9/5+32)+0.00000204052596*([Spindelabweichung.B3]*9/5+32)^2-0.00000000232820948*([Spindelabweichung.B3]*9/5+32)^3" office:value-type="float" office:value="1.03496545152864" calcext:value-type="float">
            <text:p>1,03496545152864</text:p>
          </table:table-cell>
          <table:table-cell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Spindelabweichung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Spindelabweichung.C4]*[Spindelabweichung.C4]*[Spindelabweichung.C4]-0.00000332171609*[Spindelabweichung.C4]*[Spindelabweichung.C4]+0.000221670835*[Spindelabweichung.C4]+0.99588574" office:value-type="float" office:value="0.998203743885517" calcext:value-type="float">
            <text:p>0,998203743885517</text:p>
          </table:table-cell>
          <table:table-cell table:formula="of:=1.00130346-0.000134722124*([Spindelabweichung.B4]*9/5+32)+0.00000204052596*([Spindelabweichung.B4]*9/5+32)^2-0.00000000232820948*([Spindelabweichung.B4]*9/5+32)^3" office:value-type="float" office:value="1.00084568404382" calcext:value-type="float">
            <text:p>1,0008456840438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Spindelabweichung.C2]*[Spindelabweichung.F3]/[Spindelabweichung.F4]" office:value-type="float" office:value="1.08411843910154" calcext:value-type="float">
            <text:p>1,08411843910154</text:p>
          </table:table-cell>
          <table:table-cell table:formula="of:=-616.868+(1111.14*[Spindelabweichung.B6])-(630.272*[Spindelabweichung.B6]^2)+(135.997*[Spindelabweichung.B6]^3)" office:value-type="float" office:value="20.2570414693417" calcext:value-type="float">
            <text:p>20,2570414693417</text:p>
          </table:table-cell>
          <table:table-cell table:formula="of:=([Spindelabweichung.B6]-1)*1000/4" office:value-type="float" office:value="21.0296097753847" calcext:value-type="float">
            <text:p>21,029609775384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Spindelabweichung.$E$2]*(0.0004*([Spindelabweichung.A10]-[Spindelabweichung.$B$4])+1) -1 ) *1000/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Spindelabweichung.$E$2]*(0.0004*([Spindelabweichung.A11]-[Spindelabweichung.$B$4])+1) -1 ) *1000/4" office:value-type="float" office:value="12.1048" calcext:value-type="float">
            <text:p>12,1048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Spindelabweichung.$E$2]*(0.0004*([Spindelabweichung.A12]-[Spindelabweichung.$B$4])+1) -1 ) *1000/4" office:value-type="float" office:value="12.2096" calcext:value-type="float">
            <text:p>12,2096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Spindelabweichung.$E$2]*(0.0004*([Spindelabweichung.A13]-[Spindelabweichung.$B$4])+1) -1 ) *1000/4" office:value-type="float" office:value="12.3144000000001" calcext:value-type="float">
            <text:p>12,31440000000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Spindelabweichung.$E$2]*(0.0004*([Spindelabweichung.A14]-[Spindelabweichung.$B$4])+1) -1 ) *1000/4" office:value-type="float" office:value="12.4192" calcext:value-type="float">
            <text:p>12,419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Spindelabweichung.$E$2]*(0.0004*([Spindelabweichung.A15]-[Spindelabweichung.$B$4])+1) -1 ) *1000/4" office:value-type="float" office:value="12.524" calcext:value-type="float">
            <text:p>12,5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Spindelabweichung.$E$2]*(0.0004*([Spindelabweichung.A16]-[Spindelabweichung.$B$4])+1) -1 ) *1000/4" office:value-type="float" office:value="12.6288" calcext:value-type="float">
            <text:p>12,628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Spindelabweichung.$E$2]*(0.0004*([Spindelabweichung.A17]-[Spindelabweichung.$B$4])+1) -1 ) *1000/4" office:value-type="float" office:value="12.7336" calcext:value-type="float">
            <text:p>12,73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Spindelabweichung.$E$2]*(0.0004*([Spindelabweichung.A18]-[Spindelabweichung.$B$4])+1) -1 ) *1000/4" office:value-type="float" office:value="12.8384" calcext:value-type="float">
            <text:p>12,8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Spindelabweichung.$E$2]*(0.0004*([Spindelabweichung.A19]-[Spindelabweichung.$B$4])+1) -1 ) *1000/4" office:value-type="float" office:value="12.9432" calcext:value-type="float">
            <text:p>12,94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Spindelabweichung.$E$2]*(0.0004*([Spindelabweichung.A20]-[Spindelabweichung.$B$4])+1) -1 ) *1000/4" office:value-type="float" office:value="13.048" calcext:value-type="float">
            <text:p>13,0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Spindelabweichung.$E$2]*(0.0004*([Spindelabweichung.A21]-[Spindelabweichung.$B$4])+1) -1 ) *1000/4" office:value-type="float" office:value="13.1528" calcext:value-type="float">
            <text:p>13,15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Spindelabweichung.$E$2]*(0.0004*([Spindelabweichung.A22]-[Spindelabweichung.$B$4])+1) -1 ) *1000/4" office:value-type="float" office:value="13.2576" calcext:value-type="float">
            <text:p>13,257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Spindelabweichung.$E$2]*(0.0004*([Spindelabweichung.A23]-[Spindelabweichung.$B$4])+1) -1 ) *1000/4" office:value-type="float" office:value="13.3624000000001" calcext:value-type="float">
            <text:p>13,36240000000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Spindelabweichung.$E$2]*(0.0004*([Spindelabweichung.A24]-[Spindelabweichung.$B$4])+1) -1 ) *1000/4" office:value-type="float" office:value="13.4672" calcext:value-type="float">
            <text:p>13,467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Spindelabweichung.$E$2]*(0.0004*([Spindelabweichung.A25]-[Spindelabweichung.$B$4])+1) -1 ) *1000/4" office:value-type="float" office:value="13.572" calcext:value-type="float">
            <text:p>13,57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Spindelabweichung.$E$2]*(0.0004*([Spindelabweichung.A26]-[Spindelabweichung.$B$4])+1) -1 ) *1000/4" office:value-type="float" office:value="13.6768" calcext:value-type="float">
            <text:p>13,67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Spindelabweichung.$E$2]*(0.0004*([Spindelabweichung.A27]-[Spindelabweichung.$B$4])+1) -1 ) *1000/4" office:value-type="float" office:value="13.7816" calcext:value-type="float">
            <text:p>13,781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Spindelabweichung.$E$2]*(0.0004*([Spindelabweichung.A28]-[Spindelabweichung.$B$4])+1) -1 ) *1000/4" office:value-type="float" office:value="13.8864" calcext:value-type="float">
            <text:p>13,88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Spindelabweichung.$E$2]*(0.0004*([Spindelabweichung.A29]-[Spindelabweichung.$B$4])+1) -1 ) *1000/4" office:value-type="float" office:value="13.9912" calcext:value-type="float">
            <text:p>13,99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Spindelabweichung.$E$2]*(0.0004*([Spindelabweichung.A30]-[Spindelabweichung.$B$4])+1) -1 ) *1000/4" office:value-type="float" office:value="14.096" calcext:value-type="float">
            <text:p>14,0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Spindelabweichung.$E$2]*(0.0004*([Spindelabweichung.A31]-[Spindelabweichung.$B$4])+1) -1 ) *1000/4" office:value-type="float" office:value="14.2008" calcext:value-type="float">
            <text:p>14,200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Spindelabweichung.$E$2]*(0.0004*([Spindelabweichung.A32]-[Spindelabweichung.$B$4])+1) -1 ) *1000/4" office:value-type="float" office:value="14.3056" calcext:value-type="float">
            <text:p>14,305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Spindelabweichung.$E$2]*(0.0004*([Spindelabweichung.A33]-[Spindelabweichung.$B$4])+1) -1 ) *1000/4" office:value-type="float" office:value="14.4104" calcext:value-type="float">
            <text:p>14,410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Spindelabweichung.$E$2]*(0.0004*([Spindelabweichung.A34]-[Spindelabweichung.$B$4])+1) -1 ) *1000/4" office:value-type="float" office:value="14.5152" calcext:value-type="float">
            <text:p>14,5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Spindelabweichung.$E$2]*(0.0004*([Spindelabweichung.A35]-[Spindelabweichung.$B$4])+1) -1 ) *1000/4" office:value-type="float" office:value="14.62" calcext:value-type="float">
            <text:p>14,6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Spindelabweichung.$E$2]*(0.0004*([Spindelabweichung.A36]-[Spindelabweichung.$B$4])+1) -1 ) *1000/4" office:value-type="float" office:value="14.7248" calcext:value-type="float">
            <text:p>14,72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Spindelabweichung.$E$2]*(0.0004*([Spindelabweichung.A37]-[Spindelabweichung.$B$4])+1) -1 ) *1000/4" office:value-type="float" office:value="14.8296" calcext:value-type="float">
            <text:p>14,82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Spindelabweichung.$E$2]*(0.0004*([Spindelabweichung.A38]-[Spindelabweichung.$B$4])+1) -1 ) *1000/4" office:value-type="float" office:value="14.9344" calcext:value-type="float">
            <text:p>14,93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Spindelabweichung.$E$2]*(0.0004*([Spindelabweichung.A39]-[Spindelabweichung.$B$4])+1) -1 ) *1000/4" office:value-type="float" office:value="15.0392" calcext:value-type="float">
            <text:p>15,03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Spindelabweichung.$E$2]*(0.0004*([Spindelabweichung.A40]-[Spindelabweichung.$B$4])+1) -1 ) *1000/4" office:value-type="float" office:value="15.144" calcext:value-type="float">
            <text:p>15,1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Spindelabweichung.$E$2]*(0.0004*([Spindelabweichung.A41]-[Spindelabweichung.$B$4])+1) -1 ) *1000/4" office:value-type="float" office:value="15.2488" calcext:value-type="float">
            <text:p>15,248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Spindelabweichung.$E$2]*(0.0004*([Spindelabweichung.A42]-[Spindelabweichung.$B$4])+1) -1 ) *1000/4" office:value-type="float" office:value="15.3536" calcext:value-type="float">
            <text:p>15,353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Spindelabweichung.$E$2]*(0.0004*([Spindelabweichung.A43]-[Spindelabweichung.$B$4])+1) -1 ) *1000/4" office:value-type="float" office:value="15.4584" calcext:value-type="float">
            <text:p>15,458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Spindelabweichung.$E$2]*(0.0004*([Spindelabweichung.A44]-[Spindelabweichung.$B$4])+1) -1 ) *1000/4" office:value-type="float" office:value="15.5632" calcext:value-type="float">
            <text:p>15,5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Spindelabweichung.$E$2]*(0.0004*([Spindelabweichung.A45]-[Spindelabweichung.$B$4])+1) -1 ) *1000/4" office:value-type="float" office:value="15.668" calcext:value-type="float">
            <text:p>15,66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Spindelabweichung.$E$2]*(0.0004*([Spindelabweichung.A46]-[Spindelabweichung.$B$4])+1) -1 ) *1000/4" office:value-type="float" office:value="15.7728" calcext:value-type="float">
            <text:p>15,77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Spindelabweichung.$E$2]*(0.0004*([Spindelabweichung.A47]-[Spindelabweichung.$B$4])+1) -1 ) *1000/4" office:value-type="float" office:value="15.8776" calcext:value-type="float">
            <text:p>15,877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Spindelabweichung.$E$2]*(0.0004*([Spindelabweichung.A48]-[Spindelabweichung.$B$4])+1) -1 ) *1000/4" office:value-type="float" office:value="15.9824000000001" calcext:value-type="float">
            <text:p>15,982400000000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Spindelabweichung.$E$2]*(0.0004*([Spindelabweichung.A49]-[Spindelabweichung.$B$4])+1) -1 ) *1000/4" office:value-type="float" office:value="16.0872" calcext:value-type="float">
            <text:p>16,087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Spindelabweichung.$E$2]*(0.0004*([Spindelabweichung.A50]-[Spindelabweichung.$B$4])+1) -1 ) *1000/4" office:value-type="float" office:value="16.192" calcext:value-type="float">
            <text:p>16,19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Spindelabweichung.$E$2]*(0.0004*([Spindelabweichung.A51]-[Spindelabweichung.$B$4])+1) -1 ) *1000/4" office:value-type="float" office:value="16.2968" calcext:value-type="float">
            <text:p>16,296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Spindelabweichung.$E$2]*(0.0004*([Spindelabweichung.A52]-[Spindelabweichung.$B$4])+1) -1 ) *1000/4" office:value-type="float" office:value="16.4016" calcext:value-type="float">
            <text:p>16,401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Spindelabweichung.$E$2]*(0.0004*([Spindelabweichung.A53]-[Spindelabweichung.$B$4])+1) -1 ) *1000/4" office:value-type="float" office:value="16.5064" calcext:value-type="float">
            <text:p>16,50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Spindelabweichung.$E$2]*(0.0004*([Spindelabweichung.A54]-[Spindelabweichung.$B$4])+1) -1 ) *1000/4" office:value-type="float" office:value="16.6112" calcext:value-type="float">
            <text:p>16,611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Spindelabweichung.$E$2]*(0.0004*([Spindelabweichung.A55]-[Spindelabweichung.$B$4])+1) -1 ) *1000/4" office:value-type="float" office:value="16.716" calcext:value-type="float">
            <text:p>16,716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Spindelabweichung.$E$2]*(0.0004*([Spindelabweichung.A56]-[Spindelabweichung.$B$4])+1) -1 ) *1000/4" office:value-type="float" office:value="16.8208" calcext:value-type="float">
            <text:p>16,82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Spindelabweichung.$E$2]*(0.0004*([Spindelabweichung.A57]-[Spindelabweichung.$B$4])+1) -1 ) *1000/4" office:value-type="float" office:value="16.9256" calcext:value-type="float">
            <text:p>16,925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Spindelabweichung.$E$2]*(0.0004*([Spindelabweichung.A58]-[Spindelabweichung.$B$4])+1) -1 ) *1000/4" office:value-type="float" office:value="17.0304000000001" calcext:value-type="float">
            <text:p>17,030400000000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Spindelabweichung.$E$2]*(0.0004*([Spindelabweichung.A59]-[Spindelabweichung.$B$4])+1) -1 ) *1000/4" office:value-type="float" office:value="17.1352" calcext:value-type="float">
            <text:p>17,135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Spindelabweichung.$E$2]*(0.0004*([Spindelabweichung.A60]-[Spindelabweichung.$B$4])+1) -1 ) *1000/4" office:value-type="float" office:value="17.24" calcext:value-type="float">
            <text:p>17,2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Spindelabweichung.$E$2]*(0.0004*([Spindelabweichung.A61]-[Spindelabweichung.$B$4])+1) -1 ) *1000/4" office:value-type="float" office:value="17.3448" calcext:value-type="float">
            <text:p>17,344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Spindelabweichung.$E$2]*(0.0004*([Spindelabweichung.A62]-[Spindelabweichung.$B$4])+1) -1 ) *1000/4" office:value-type="float" office:value="17.4496" calcext:value-type="float">
            <text:p>17,449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Spindelabweichung.$E$2]*(0.0004*([Spindelabweichung.A63]-[Spindelabweichung.$B$4])+1) -1 ) *1000/4" office:value-type="float" office:value="17.5544" calcext:value-type="float">
            <text:p>17,55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Spindelabweichung.$E$2]*(0.0004*([Spindelabweichung.A64]-[Spindelabweichung.$B$4])+1) -1 ) *1000/4" office:value-type="float" office:value="17.6592" calcext:value-type="float">
            <text:p>17,659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Spindelabweichung.$E$2]*(0.0004*([Spindelabweichung.A65]-[Spindelabweichung.$B$4])+1) -1 ) *1000/4" office:value-type="float" office:value="17.764" calcext:value-type="float">
            <text:p>17,76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Spindelabweichung.$E$2]*(0.0004*([Spindelabweichung.A66]-[Spindelabweichung.$B$4])+1) -1 ) *1000/4" office:value-type="float" office:value="17.8688" calcext:value-type="float">
            <text:p>17,8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Spindelabweichung.$E$2]*(0.0004*([Spindelabweichung.A67]-[Spindelabweichung.$B$4])+1) -1 ) *1000/4" office:value-type="float" office:value="17.9736" calcext:value-type="float">
            <text:p>17,973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Spindelabweichung.$E$2]*(0.0004*([Spindelabweichung.A68]-[Spindelabweichung.$B$4])+1) -1 ) *1000/4" office:value-type="float" office:value="18.0784000000001" calcext:value-type="float">
            <text:p>18,078400000000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Spindelabweichung.$E$2]*(0.0004*([Spindelabweichung.A69]-[Spindelabweichung.$B$4])+1) -1 ) *1000/4" office:value-type="float" office:value="18.1832" calcext:value-type="float">
            <text:p>18,18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Spindelabweichung.$E$2]*(0.0004*([Spindelabweichung.A70]-[Spindelabweichung.$B$4])+1) -1 ) *1000/4" office:value-type="float" office:value="18.288" calcext:value-type="float">
            <text:p>18,28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Spindelabweichung.$E$2]*(0.0004*([Spindelabweichung.A71]-[Spindelabweichung.$B$4])+1) -1 ) *1000/4" office:value-type="float" office:value="18.3928" calcext:value-type="float">
            <text:p>18,392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Spindelabweichung.$E$2]*(0.0004*([Spindelabweichung.A72]-[Spindelabweichung.$B$4])+1) -1 ) *1000/4" office:value-type="float" office:value="18.4976" calcext:value-type="float">
            <text:p>18,49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Spindelabweichung.$E$2]*(0.0004*([Spindelabweichung.A73]-[Spindelabweichung.$B$4])+1) -1 ) *1000/4" office:value-type="float" office:value="18.6024" calcext:value-type="float">
            <text:p>18,602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Spindelabweichung.$E$2]*(0.0004*([Spindelabweichung.A74]-[Spindelabweichung.$B$4])+1) -1 ) *1000/4" office:value-type="float" office:value="18.7072" calcext:value-type="float">
            <text:p>18,70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Spindelabweichung.$E$2]*(0.0004*([Spindelabweichung.A75]-[Spindelabweichung.$B$4])+1) -1 ) *1000/4" office:value-type="float" office:value="18.812" calcext:value-type="float">
            <text:p>18,81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Spindelabweichung.$E$2]*(0.0004*([Spindelabweichung.A76]-[Spindelabweichung.$B$4])+1) -1 ) *1000/4" office:value-type="float" office:value="18.9168" calcext:value-type="float">
            <text:p>18,9168</text:p>
          </table:table-cell>
          <table:table-cell table:number-columns-repeated="5"/>
        </table:table-row>
      </table:table>
      <table:table table:name="EimerMass" table:style-name="ta1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.6" calcext:value-type="float">
            <text:p>3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>
          <table:table-cell table:style-name="ce1"/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V[L]</text:p>
          </table:table-cell>
          <table:table-cell table:formula="of:=[EimerMass.B3]*3.14/12*([EimerMass.B1]*[EimerMass.B1]+[EimerMass.B1]*[EimerMass.B2]+[EimerMass.B2]*[EimerMass.B2])/1000" office:value-type="float" office:value="22.31242238" calcext:value-type="float">
            <text:p>22,3124223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EimerMass.$B$1]-[EimerMass.$B$2])/2*[EimerMass.A10]/[EimerMass.$B$3]*2+[EimerMass.$B$2]" office:value-type="float" office:value="28.1488673139159" calcext:value-type="float">
            <text:p>28,1488673139159</text:p>
          </table:table-cell>
          <table:table-cell table:formula="of:=[EimerMass.A10]*3.14/12*([EimerMass.B10]*[EimerMass.B10]+[EimerMass.B10]*[EimerMass.$B$2]+[EimerMass.$B$2]*[EimerMass.$B$2])/1000" office:value-type="float" office:value="0.618717902479725" calcext:value-type="float">
            <text:p>0,61871790247972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EimerMass.$B$1]-[EimerMass.$B$2])/2*[EimerMass.A11]/[EimerMass.$B$3]*2+[EimerMass.$B$2]" office:value-type="float" office:value="28.2977346278317" calcext:value-type="float">
            <text:p>28,2977346278317</text:p>
          </table:table-cell>
          <table:table-cell table:formula="of:=[EimerMass.A11]*3.14/12*([EimerMass.B11]*[EimerMass.B11]+[EimerMass.B11]*[EimerMass.$B$2]+[EimerMass.$B$2]*[EimerMass.$B$2])/1000" office:value-type="float" office:value="1.24401480559832" calcext:value-type="float">
            <text:p>1,244014805598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EimerMass.$B$1]-[EimerMass.$B$2])/2*[EimerMass.A12]/[EimerMass.$B$3]*2+[EimerMass.$B$2]" office:value-type="float" office:value="28.4466019417476" calcext:value-type="float">
            <text:p>28,4466019417476</text:p>
          </table:table-cell>
          <table:table-cell table:formula="of:=[EimerMass.A12]*3.14/12*([EimerMass.B12]*[EimerMass.B12]+[EimerMass.B12]*[EimerMass.$B$2]+[EimerMass.$B$2]*[EimerMass.$B$2])/1000" office:value-type="float" office:value="1.87592550287492" calcext:value-type="float">
            <text:p>1,8759255028749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EimerMass.$B$1]-[EimerMass.$B$2])/2*[EimerMass.A13]/[EimerMass.$B$3]*2+[EimerMass.$B$2]" office:value-type="float" office:value="28.5954692556634" calcext:value-type="float">
            <text:p>28,5954692556634</text:p>
          </table:table-cell>
          <table:table-cell table:formula="of:=[EimerMass.A13]*3.14/12*([EimerMass.B13]*[EimerMass.B13]+[EimerMass.B13]*[EimerMass.$B$2]+[EimerMass.$B$2]*[EimerMass.$B$2])/1000" office:value-type="float" office:value="2.51448478782864" calcext:value-type="float">
            <text:p>2,514484787828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EimerMass.$B$1]-[EimerMass.$B$2])/2*[EimerMass.A14]/[EimerMass.$B$3]*2+[EimerMass.$B$2]" office:value-type="float" office:value="28.7443365695793" calcext:value-type="float">
            <text:p>28,7443365695793</text:p>
          </table:table-cell>
          <table:table-cell table:formula="of:=[EimerMass.A14]*3.14/12*([EimerMass.B14]*[EimerMass.B14]+[EimerMass.B14]*[EimerMass.$B$2]+[EimerMass.$B$2]*[EimerMass.$B$2])/1000" office:value-type="float" office:value="3.15972745397863" calcext:value-type="float">
            <text:p>3,1597274539786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EimerMass.$B$1]-[EimerMass.$B$2])/2*[EimerMass.A15]/[EimerMass.$B$3]*2+[EimerMass.$B$2]" office:value-type="float" office:value="28.8932038834951" calcext:value-type="float">
            <text:p>28,8932038834951</text:p>
          </table:table-cell>
          <table:table-cell table:formula="of:=[EimerMass.A15]*3.14/12*([EimerMass.B15]*[EimerMass.B15]+[EimerMass.B15]*[EimerMass.$B$2]+[EimerMass.$B$2]*[EimerMass.$B$2])/1000" office:value-type="float" office:value="3.811688294844" calcext:value-type="float">
            <text:p>3,81168829484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EimerMass.$B$1]-[EimerMass.$B$2])/2*[EimerMass.A16]/[EimerMass.$B$3]*2+[EimerMass.$B$2]" office:value-type="float" office:value="29.042071197411" calcext:value-type="float">
            <text:p>29,042071197411</text:p>
          </table:table-cell>
          <table:table-cell table:formula="of:=[EimerMass.A16]*3.14/12*([EimerMass.B16]*[EimerMass.B16]+[EimerMass.B16]*[EimerMass.$B$2]+[EimerMass.$B$2]*[EimerMass.$B$2])/1000" office:value-type="float" office:value="4.47040210394389" calcext:value-type="float">
            <text:p>4,4704021039438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EimerMass.$B$1]-[EimerMass.$B$2])/2*[EimerMass.A17]/[EimerMass.$B$3]*2+[EimerMass.$B$2]" office:value-type="float" office:value="29.1909385113269" calcext:value-type="float">
            <text:p>29,1909385113269</text:p>
          </table:table-cell>
          <table:table-cell table:formula="of:=[EimerMass.A17]*3.14/12*([EimerMass.B17]*[EimerMass.B17]+[EimerMass.B17]*[EimerMass.$B$2]+[EimerMass.$B$2]*[EimerMass.$B$2])/1000" office:value-type="float" office:value="5.13590367479743" calcext:value-type="float">
            <text:p>5,1359036747974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EimerMass.$B$1]-[EimerMass.$B$2])/2*[EimerMass.A18]/[EimerMass.$B$3]*2+[EimerMass.$B$2]" office:value-type="float" office:value="29.3398058252427" calcext:value-type="float">
            <text:p>29,3398058252427</text:p>
          </table:table-cell>
          <table:table-cell table:formula="of:=[EimerMass.A18]*3.14/12*([EimerMass.B18]*[EimerMass.B18]+[EimerMass.B18]*[EimerMass.$B$2]+[EimerMass.$B$2]*[EimerMass.$B$2])/1000" office:value-type="float" office:value="5.80822780092375" calcext:value-type="float">
            <text:p>5,8082278009237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EimerMass.$B$1]-[EimerMass.$B$2])/2*[EimerMass.A19]/[EimerMass.$B$3]*2+[EimerMass.$B$2]" office:value-type="float" office:value="29.4886731391586" calcext:value-type="float">
            <text:p>29,4886731391586</text:p>
          </table:table-cell>
          <table:table-cell table:formula="of:=[EimerMass.A19]*3.14/12*([EimerMass.B19]*[EimerMass.B19]+[EimerMass.B19]*[EimerMass.$B$2]+[EimerMass.$B$2]*[EimerMass.$B$2])/1000" office:value-type="float" office:value="6.48740927584197" calcext:value-type="float">
            <text:p>6,48740927584197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EimerMass.$B$1]-[EimerMass.$B$2])/2*[EimerMass.A20]/[EimerMass.$B$3]*2+[EimerMass.$B$2]" office:value-type="float" office:value="29.6375404530744" calcext:value-type="float">
            <text:p>29,6375404530744</text:p>
          </table:table-cell>
          <table:table-cell table:formula="of:=[EimerMass.A20]*3.14/12*([EimerMass.B20]*[EimerMass.B20]+[EimerMass.B20]*[EimerMass.$B$2]+[EimerMass.$B$2]*[EimerMass.$B$2])/1000" office:value-type="float" office:value="7.17348289307122" calcext:value-type="float">
            <text:p>7,1734828930712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EimerMass.$B$1]-[EimerMass.$B$2])/2*[EimerMass.A21]/[EimerMass.$B$3]*2+[EimerMass.$B$2]" office:value-type="float" office:value="29.7864077669903" calcext:value-type="float">
            <text:p>29,7864077669903</text:p>
          </table:table-cell>
          <table:table-cell table:formula="of:=[EimerMass.A21]*3.14/12*([EimerMass.B21]*[EimerMass.B21]+[EimerMass.B21]*[EimerMass.$B$2]+[EimerMass.$B$2]*[EimerMass.$B$2])/1000" office:value-type="float" office:value="7.86648344613064" calcext:value-type="float">
            <text:p>7,8664834461306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EimerMass.$B$1]-[EimerMass.$B$2])/2*[EimerMass.A22]/[EimerMass.$B$3]*2+[EimerMass.$B$2]" office:value-type="float" office:value="29.9352750809061" calcext:value-type="float">
            <text:p>29,9352750809061</text:p>
          </table:table-cell>
          <table:table-cell table:formula="of:=[EimerMass.A22]*3.14/12*([EimerMass.B22]*[EimerMass.B22]+[EimerMass.B22]*[EimerMass.$B$2]+[EimerMass.$B$2]*[EimerMass.$B$2])/1000" office:value-type="float" office:value="8.56644572853936" calcext:value-type="float">
            <text:p>8,5664457285393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EimerMass.$B$1]-[EimerMass.$B$2])/2*[EimerMass.A23]/[EimerMass.$B$3]*2+[EimerMass.$B$2]" office:value-type="float" office:value="30.084142394822" calcext:value-type="float">
            <text:p>30,084142394822</text:p>
          </table:table-cell>
          <table:table-cell table:formula="of:=[EimerMass.A23]*3.14/12*([EimerMass.B23]*[EimerMass.B23]+[EimerMass.B23]*[EimerMass.$B$2]+[EimerMass.$B$2]*[EimerMass.$B$2])/1000" office:value-type="float" office:value="9.2734045338165" calcext:value-type="float">
            <text:p>9,273404533816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EimerMass.$B$1]-[EimerMass.$B$2])/2*[EimerMass.A24]/[EimerMass.$B$3]*2+[EimerMass.$B$2]" office:value-type="float" office:value="30.2330097087379" calcext:value-type="float">
            <text:p>30,2330097087379</text:p>
          </table:table-cell>
          <table:table-cell table:formula="of:=[EimerMass.A24]*3.14/12*([EimerMass.B24]*[EimerMass.B24]+[EimerMass.B24]*[EimerMass.$B$2]+[EimerMass.$B$2]*[EimerMass.$B$2])/1000" office:value-type="float" office:value="9.9873946554812" calcext:value-type="float">
            <text:p>9,987394655481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EimerMass.$B$1]-[EimerMass.$B$2])/2*[EimerMass.A25]/[EimerMass.$B$3]*2+[EimerMass.$B$2]" office:value-type="float" office:value="30.3818770226537" calcext:value-type="float">
            <text:p>30,3818770226537</text:p>
          </table:table-cell>
          <table:table-cell table:formula="of:=[EimerMass.A25]*3.14/12*([EimerMass.B25]*[EimerMass.B25]+[EimerMass.B25]*[EimerMass.$B$2]+[EimerMass.$B$2]*[EimerMass.$B$2])/1000" office:value-type="float" office:value="10.7084508870526" calcext:value-type="float">
            <text:p>10,7084508870526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EimerMass.$B$1]-[EimerMass.$B$2])/2*[EimerMass.A26]/[EimerMass.$B$3]*2+[EimerMass.$B$2]" office:value-type="float" office:value="30.5307443365696" calcext:value-type="float">
            <text:p>30,5307443365696</text:p>
          </table:table-cell>
          <table:table-cell table:formula="of:=[EimerMass.A26]*3.14/12*([EimerMass.B26]*[EimerMass.B26]+[EimerMass.B26]*[EimerMass.$B$2]+[EimerMass.$B$2]*[EimerMass.$B$2])/1000" office:value-type="float" office:value="11.4366080220498" calcext:value-type="float">
            <text:p>11,436608022049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EimerMass.$B$1]-[EimerMass.$B$2])/2*[EimerMass.A27]/[EimerMass.$B$3]*2+[EimerMass.$B$2]" office:value-type="float" office:value="30.6796116504854" calcext:value-type="float">
            <text:p>30,6796116504854</text:p>
          </table:table-cell>
          <table:table-cell table:formula="of:=[EimerMass.A27]*3.14/12*([EimerMass.B27]*[EimerMass.B27]+[EimerMass.B27]*[EimerMass.$B$2]+[EimerMass.$B$2]*[EimerMass.$B$2])/1000" office:value-type="float" office:value="12.1719008539919" calcext:value-type="float">
            <text:p>12,171900853991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EimerMass.$B$1]-[EimerMass.$B$2])/2*[EimerMass.A28]/[EimerMass.$B$3]*2+[EimerMass.$B$2]" office:value-type="float" office:value="30.8284789644013" calcext:value-type="float">
            <text:p>30,8284789644013</text:p>
          </table:table-cell>
          <table:table-cell table:formula="of:=[EimerMass.A28]*3.14/12*([EimerMass.B28]*[EimerMass.B28]+[EimerMass.B28]*[EimerMass.$B$2]+[EimerMass.$B$2]*[EimerMass.$B$2])/1000" office:value-type="float" office:value="12.9143641763981" calcext:value-type="float">
            <text:p>12,914364176398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EimerMass.$B$1]-[EimerMass.$B$2])/2*[EimerMass.A29]/[EimerMass.$B$3]*2+[EimerMass.$B$2]" office:value-type="float" office:value="30.9773462783172" calcext:value-type="float">
            <text:p>30,9773462783172</text:p>
          </table:table-cell>
          <table:table-cell table:formula="of:=[EimerMass.A29]*3.14/12*([EimerMass.B29]*[EimerMass.B29]+[EimerMass.B29]*[EimerMass.$B$2]+[EimerMass.$B$2]*[EimerMass.$B$2])/1000" office:value-type="float" office:value="13.6640327827875" calcext:value-type="float">
            <text:p>13,664032782787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EimerMass.$B$1]-[EimerMass.$B$2])/2*[EimerMass.A30]/[EimerMass.$B$3]*2+[EimerMass.$B$2]" office:value-type="float" office:value="31.126213592233" calcext:value-type="float">
            <text:p>31,126213592233</text:p>
          </table:table-cell>
          <table:table-cell table:formula="of:=[EimerMass.A30]*3.14/12*([EimerMass.B30]*[EimerMass.B30]+[EimerMass.B30]*[EimerMass.$B$2]+[EimerMass.$B$2]*[EimerMass.$B$2])/1000" office:value-type="float" office:value="14.4209414666792" calcext:value-type="float">
            <text:p>14,420941466679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EimerMass.$B$1]-[EimerMass.$B$2])/2*[EimerMass.A31]/[EimerMass.$B$3]*2+[EimerMass.$B$2]" office:value-type="float" office:value="31.2750809061489" calcext:value-type="float">
            <text:p>31,2750809061489</text:p>
          </table:table-cell>
          <table:table-cell table:formula="of:=[EimerMass.A31]*3.14/12*([EimerMass.B31]*[EimerMass.B31]+[EimerMass.B31]*[EimerMass.$B$2]+[EimerMass.$B$2]*[EimerMass.$B$2])/1000" office:value-type="float" office:value="15.1851250215924" calcext:value-type="float">
            <text:p>15,185125021592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EimerMass.$B$1]-[EimerMass.$B$2])/2*[EimerMass.A32]/[EimerMass.$B$3]*2+[EimerMass.$B$2]" office:value-type="float" office:value="31.4239482200647" calcext:value-type="float">
            <text:p>31,4239482200647</text:p>
          </table:table-cell>
          <table:table-cell table:formula="of:=[EimerMass.A32]*3.14/12*([EimerMass.B32]*[EimerMass.B32]+[EimerMass.B32]*[EimerMass.$B$2]+[EimerMass.$B$2]*[EimerMass.$B$2])/1000" office:value-type="float" office:value="15.9566182410462" calcext:value-type="float">
            <text:p>15,9566182410462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EimerMass.$B$1]-[EimerMass.$B$2])/2*[EimerMass.A33]/[EimerMass.$B$3]*2+[EimerMass.$B$2]" office:value-type="float" office:value="31.5728155339806" calcext:value-type="float">
            <text:p>31,5728155339806</text:p>
          </table:table-cell>
          <table:table-cell table:formula="of:=[EimerMass.A33]*3.14/12*([EimerMass.B33]*[EimerMass.B33]+[EimerMass.B33]*[EimerMass.$B$2]+[EimerMass.$B$2]*[EimerMass.$B$2])/1000" office:value-type="float" office:value="16.7354559185597" calcext:value-type="float">
            <text:p>16,735455918559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EimerMass.$B$1]-[EimerMass.$B$2])/2*[EimerMass.A34]/[EimerMass.$B$3]*2+[EimerMass.$B$2]" office:value-type="float" office:value="31.7216828478964" calcext:value-type="float">
            <text:p>31,7216828478964</text:p>
          </table:table-cell>
          <table:table-cell table:formula="of:=[EimerMass.A34]*3.14/12*([EimerMass.B34]*[EimerMass.B34]+[EimerMass.B34]*[EimerMass.$B$2]+[EimerMass.$B$2]*[EimerMass.$B$2])/1000" office:value-type="float" office:value="17.5216728476521" calcext:value-type="float">
            <text:p>17,521672847652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EimerMass.$B$1]-[EimerMass.$B$2])/2*[EimerMass.A35]/[EimerMass.$B$3]*2+[EimerMass.$B$2]" office:value-type="float" office:value="31.8705501618123" calcext:value-type="float">
            <text:p>31,8705501618123</text:p>
          </table:table-cell>
          <table:table-cell table:formula="of:=[EimerMass.A35]*3.14/12*([EimerMass.B35]*[EimerMass.B35]+[EimerMass.B35]*[EimerMass.$B$2]+[EimerMass.$B$2]*[EimerMass.$B$2])/1000" office:value-type="float" office:value="18.3153038218424" calcext:value-type="float">
            <text:p>18,315303821842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EimerMass.$B$1]-[EimerMass.$B$2])/2*[EimerMass.A36]/[EimerMass.$B$3]*2+[EimerMass.$B$2]" office:value-type="float" office:value="32.0194174757282" calcext:value-type="float">
            <text:p>32,0194174757282</text:p>
          </table:table-cell>
          <table:table-cell table:formula="of:=[EimerMass.A36]*3.14/12*([EimerMass.B36]*[EimerMass.B36]+[EimerMass.B36]*[EimerMass.$B$2]+[EimerMass.$B$2]*[EimerMass.$B$2])/1000" office:value-type="float" office:value="19.1163836346498" calcext:value-type="float">
            <text:p>19,116383634649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EimerMass.$B$1]-[EimerMass.$B$2])/2*[EimerMass.A37]/[EimerMass.$B$3]*2+[EimerMass.$B$2]" office:value-type="float" office:value="32.168284789644" calcext:value-type="float">
            <text:p>32,168284789644</text:p>
          </table:table-cell>
          <table:table-cell table:formula="of:=[EimerMass.A37]*3.14/12*([EimerMass.B37]*[EimerMass.B37]+[EimerMass.B37]*[EimerMass.$B$2]+[EimerMass.$B$2]*[EimerMass.$B$2])/1000" office:value-type="float" office:value="19.9249470795935" calcext:value-type="float">
            <text:p>19,924947079593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EimerMass.$B$1]-[EimerMass.$B$2])/2*[EimerMass.A38]/[EimerMass.$B$3]*2+[EimerMass.$B$2]" office:value-type="float" office:value="32.3171521035599" calcext:value-type="float">
            <text:p>32,3171521035599</text:p>
          </table:table-cell>
          <table:table-cell table:formula="of:=[EimerMass.A38]*3.14/12*([EimerMass.B38]*[EimerMass.B38]+[EimerMass.B38]*[EimerMass.$B$2]+[EimerMass.$B$2]*[EimerMass.$B$2])/1000" office:value-type="float" office:value="20.7410289501925" calcext:value-type="float">
            <text:p>20,741028950192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EimerMass.$B$1]-[EimerMass.$B$2])/2*[EimerMass.A39]/[EimerMass.$B$3]*2+[EimerMass.$B$2]" office:value-type="float" office:value="32.4660194174757" calcext:value-type="float">
            <text:p>32,4660194174757</text:p>
          </table:table-cell>
          <table:table-cell table:formula="of:=[EimerMass.A39]*3.14/12*([EimerMass.B39]*[EimerMass.B39]+[EimerMass.B39]*[EimerMass.$B$2]+[EimerMass.$B$2]*[EimerMass.$B$2])/1000" office:value-type="float" office:value="21.5646640399661" calcext:value-type="float">
            <text:p>21,5646640399661</text:p>
          </table:table-cell>
          <table:table-cell/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Karbonisieren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Karbonisieren.A7]-[Karbonisieren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Karbonisieren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Mischungskreuz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Speisemenge.D3]+[Speisemenge.C3]/([Speisemenge.A3]+[Speisemenge.B3]))*[Speisemenge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Speisemenge.$C$7]-[Speisemenge.$B$7])/[Speisemenge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Speisemenge.$C$7]-[Speisemenge.$B$7])/[Speisemenge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Speisemenge.G3]*8.1*(1-([Speisemenge.H3]/[Speisemenge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Speisemenge.E7]/[Speisemenge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Speisemenge.B18]/[Speisemenge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Speisemenge.B16]/(258.6-([Speisemenge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Speisemenge.B17]*[Speisemenge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Speisemenge.B22]*[Speisemenge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Speisemenge.B23]*[Speisemenge.B20]/[Speisemenge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Speisemenge.B23]/[Speisemenge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.00.0000</text:date>, <text:time style:data-style-name="N2" text:time-value="07:47:43.3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10-25T08:01:23.119000000</dc:date>
    <meta:editing-duration>PT1H14M17S</meta:editing-duration>
    <meta:editing-cycles>17</meta:editing-cycles>
    <meta:generator>LibreOffice/5.2.3.3$Windows_x86 LibreOffice_project/d54a8868f08a7b39642414cf2c8ef2f228f780cf</meta:generator>
    <meta:document-statistic meta:table-count="5" meta:cell-count="333" meta:object-count="0"/>
  </office:meta>
</office:document-meta>
</file>